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7f93" officeooo:paragraph-rsid="00097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project xmlns="http://maven.apache.org/POM/4.0.0" xmlns:xsi="http://www.w3.org/2001/XMLSchema-instance"</text:p>
      <text:p text:style-name="P1"><text:tab/>xsi:schemaLocation="http://maven.apache.org/POM/4.0.0 http://maven.apache.org/xsd/maven-4.0.0.xsd"&gt;</text:p>
      <text:p text:style-name="P1"><text:tab/>&lt;modelVersion&gt;4.0.0&lt;/modelVersion&gt;</text:p>
      <text:p text:style-name="P1"><text:tab/>&lt;groupId&gt;MqttPro-KafkaCon&lt;/groupId&gt;</text:p>
      <text:p text:style-name="P1"><text:tab/>&lt;artifactId&gt;MqttPro-KafkaCon&lt;/artifactId&gt;</text:p>
      <text:p text:style-name="P1"><text:tab/>&lt;version&gt;0.0.1&lt;/version&gt;</text:p>
      <text:p text:style-name="P1"/>
      <text:p text:style-name="P1"><text:tab/>&lt;dependencies&gt;</text:p>
      <text:p text:style-name="P1"><text:tab/><text:tab/>&lt;dependency&gt;</text:p>
      <text:p text:style-name="P1"><text:tab/><text:tab/><text:tab/>&lt;groupId&gt;commons-cli&lt;/groupId&gt;</text:p>
      <text:p text:style-name="P1"><text:tab/><text:tab/><text:tab/>&lt;artifactId&gt;commons-cli&lt;/artifactId&gt;</text:p>
      <text:p text:style-name="P1"><text:tab/><text:tab/><text:tab/>&lt;version&gt;1.2&lt;/version&gt;</text:p>
      <text:p text:style-name="P1"><text:tab/><text:tab/>&lt;/dependency&gt;</text:p>
      <text:p text:style-name="P1"><text:tab/><text:tab/>&lt;dependency&gt;</text:p>
      <text:p text:style-name="P1"><text:tab/><text:tab/><text:tab/>&lt;groupId&gt;org.fusesource.mqtt-client&lt;/groupId&gt;</text:p>
      <text:p text:style-name="P1"><text:tab/><text:tab/><text:tab/>&lt;artifactId&gt;mqtt-client&lt;/artifactId&gt;</text:p>
      <text:p text:style-name="P1"><text:tab/><text:tab/><text:tab/>&lt;version&gt;1.7&lt;/version&gt;</text:p>
      <text:p text:style-name="P1"><text:tab/><text:tab/>&lt;/dependency&gt;</text:p>
      <text:p text:style-name="P1"><text:tab/><text:tab/>&lt;dependency&gt;</text:p>
      <text:p text:style-name="P1"><text:tab/><text:tab/><text:tab/>&lt;groupId&gt;org.apache.kafka&lt;/groupId&gt;</text:p>
      <text:p text:style-name="P1"><text:tab/><text:tab/><text:tab/>&lt;artifactId&gt;kafka_2.9.2&lt;/artifactId&gt;</text:p>
      <text:p text:style-name="P1"><text:tab/><text:tab/><text:tab/>&lt;version&gt;0.8.1.1&lt;/version&gt;</text:p>
      <text:p text:style-name="P1"><text:tab/><text:tab/><text:tab/>&lt;exclusions&gt;</text:p>
      <text:p text:style-name="P1"><text:tab/><text:tab/><text:tab/><text:tab/>&lt;exclusion&gt;</text:p>
      <text:p text:style-name="P1"><text:tab/><text:tab/><text:tab/><text:tab/><text:tab/>&lt;groupId&gt;com.sun.jdmk&lt;/groupId&gt;</text:p>
      <text:p text:style-name="P1"><text:tab/><text:tab/><text:tab/><text:tab/><text:tab/>&lt;artifactId&gt;jmxtools&lt;/artifactId&gt;</text:p>
      <text:p text:style-name="P1"><text:tab/><text:tab/><text:tab/><text:tab/>&lt;/exclusion&gt;</text:p>
      <text:p text:style-name="P1"><text:tab/><text:tab/><text:tab/><text:tab/>&lt;exclusion&gt;</text:p>
      <text:p text:style-name="P1"><text:tab/><text:tab/><text:tab/><text:tab/><text:tab/>&lt;groupId&gt;com.sun.jmx&lt;/groupId&gt;</text:p>
      <text:p text:style-name="P1"><text:tab/><text:tab/><text:tab/><text:tab/><text:tab/>&lt;artifactId&gt;jmxri&lt;/artifactId&gt;</text:p>
      <text:p text:style-name="P1"><text:tab/><text:tab/><text:tab/><text:tab/>&lt;/exclusion&gt;</text:p>
      <text:p text:style-name="P1"><text:tab/><text:tab/><text:tab/><text:tab/>&lt;exclusion&gt;</text:p>
      <text:p text:style-name="P1"><text:tab/><text:tab/><text:tab/><text:tab/><text:tab/>&lt;groupId&gt;javax.jms&lt;/groupId&gt;</text:p>
      <text:p text:style-name="P1"><text:tab/><text:tab/><text:tab/><text:tab/><text:tab/>&lt;artifactId&gt;jms&lt;/artifactId&gt;</text:p>
      <text:p text:style-name="P1"><text:tab/><text:tab/><text:tab/><text:tab/>&lt;/exclusion&gt;</text:p>
      <text:p text:style-name="P1"><text:tab/><text:tab/><text:tab/>&lt;/exclusions&gt;</text:p>
      <text:p text:style-name="P1"><text:tab/><text:tab/>&lt;/dependency&gt;</text:p>
      <text:p text:style-name="P1"><text:tab/> &lt;dependency&gt;</text:p>
      <text:p text:style-name="P1"><text:tab/> <text:s/>&lt;groupId&gt;org.apache.kafka&lt;/groupId&gt;</text:p>
      <text:p text:style-name="P1"><text:tab/> <text:s/>&lt;artifactId&gt;kafka-clients&lt;/artifactId&gt;</text:p>
      <text:p text:style-name="P1"><text:tab/> <text:s/>&lt;version&gt;0.11.0.0&lt;/version&gt;</text:p>
      <text:p text:style-name="P1"><text:tab/> <text:s/>&lt;type&gt;jar&lt;/type&gt;</text:p>
      <text:p text:style-name="P1"><text:tab/> &lt;/dependency&gt;</text:p>
      <text:p text:style-name="P1"><text:tab/>&lt;/dependencies&gt;</text:p>
      <text:p text:style-name="P1"><text:tab/>&lt;build&gt;</text:p>
      <text:p text:style-name="P1"><text:tab/><text:tab/>&lt;plugins&gt;</text:p>
      <text:p text:style-name="P1"><text:tab/><text:tab/><text:tab/>&lt;plugin&gt;</text:p>
      <text:p text:style-name="P1"><text:tab/><text:tab/><text:tab/><text:tab/>&lt;artifactId&gt;maven-assembly-plugin&lt;/artifactId&gt;</text:p>
      <text:p text:style-name="P1"><text:tab/><text:tab/><text:tab/><text:tab/>&lt;configuration&gt;</text:p>
      <text:p text:style-name="P1"><text:tab/><text:tab/><text:tab/><text:tab/><text:tab/>&lt;archive&gt;</text:p>
      <text:p text:style-name="P1"><text:tab/><text:tab/><text:tab/><text:tab/><text:tab/><text:tab/>&lt;manifest&gt;</text:p>
      <text:p text:style-name="P1"><text:tab/><text:tab/><text:tab/><text:tab/><text:tab/><text:tab/><text:tab/>&lt;mainClass&gt;com.github.kafka.mqtt.bridge.KafkaConsumerToMqttProducer&lt;/mainClass&gt;</text:p>
      <text:p text:style-name="P1"><text:tab/><text:tab/><text:tab/><text:tab/><text:tab/><text:tab/>&lt;/manifest&gt;</text:p>
      <text:p text:style-name="P1"><text:tab/><text:tab/><text:tab/><text:tab/><text:tab/>&lt;/archive&gt;</text:p>
      <text:p text:style-name="P1"><text:tab/><text:tab/><text:tab/><text:tab/><text:tab/>&lt;descriptorRefs&gt;</text:p>
      <text:p text:style-name="P1"><text:tab/><text:tab/><text:tab/><text:tab/><text:tab/><text:tab/>&lt;descriptorRef&gt;jar-with-dependencies&lt;/descriptorRef&gt;</text:p>
      <text:p text:style-name="P1"><text:tab/><text:tab/><text:tab/><text:tab/><text:tab/>&lt;/descriptorRefs&gt;</text:p>
      <text:p text:style-name="P1"><text:tab/><text:tab/><text:tab/><text:tab/>&lt;/configuration&gt;</text:p>
      <text:p text:style-name="P1"><text:tab/><text:tab/><text:tab/><text:tab/>&lt;executions&gt;</text:p>
      <text:p text:style-name="P1"><text:soft-page-break/><text:tab/><text:tab/><text:tab/><text:tab/><text:tab/>&lt;execution&gt;</text:p>
      <text:p text:style-name="P1"><text:tab/><text:tab/><text:tab/><text:tab/><text:tab/><text:tab/>&lt;id&gt;make-assembly&lt;/id&gt; &lt;!-- this is used for inheritance merges --&gt;</text:p>
      <text:p text:style-name="P1"><text:tab/><text:tab/><text:tab/><text:tab/><text:tab/><text:tab/>&lt;phase&gt;package&lt;/phase&gt; &lt;!-- bind to the packaging phase --&gt;</text:p>
      <text:p text:style-name="P1"><text:tab/><text:tab/><text:tab/><text:tab/><text:tab/><text:tab/>&lt;goals&gt;</text:p>
      <text:p text:style-name="P1"><text:tab/><text:tab/><text:tab/><text:tab/><text:tab/><text:tab/><text:tab/>&lt;goal&gt;single&lt;/goal&gt;</text:p>
      <text:p text:style-name="P1"><text:tab/><text:tab/><text:tab/><text:tab/><text:tab/><text:tab/>&lt;/goals&gt;</text:p>
      <text:p text:style-name="P1"><text:tab/><text:tab/><text:tab/><text:tab/><text:tab/>&lt;/execution&gt;</text:p>
      <text:p text:style-name="P1"><text:tab/><text:tab/><text:tab/><text:tab/>&lt;/executions&gt;</text:p>
      <text:p text:style-name="P1"><text:tab/><text:tab/><text:tab/>&lt;/plugin&gt;</text:p>
      <text:p text:style-name="P1"><text:tab/><text:tab/>&lt;/plugins&gt;</text:p>
      <text:p text:style-name="P1"><text:tab/>&lt;/build&gt;</text:p>
      <text:p text:style-name="P1"><text:s text:c="4"/>&lt;description&gt;Mqtt Producer to Kafka Consumer</text:p>
      <text:p text:style-name="P1">Converting MQTT packet to Kafka Packet&lt;/description&gt;</text:p>
      <text:p text:style-name="P1">&lt;/projec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14:04:23.692519581</dc:date>
    <meta:editing-duration>PT41S</meta:editing-duration>
    <meta:editing-cycles>1</meta:editing-cycles>
    <meta:document-statistic meta:table-count="0" meta:image-count="0" meta:object-count="0" meta:page-count="2" meta:paragraph-count="72" meta:word-count="101" meta:character-count="2034" meta:non-whitespace-character-count="1763"/>
    <meta:generator>LibreOffice/5.1.6.2$Linux_X86_64 LibreOffice_project/10m0$Build-2</meta:generator>
  </office:meta>
</office:document-meta>
</file>